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F9000004E1B85838F14D21D2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="Arrow" draw:marker-start-width="0.3cm" draw:marker-end="Arrow" draw:marker-end-width="0.3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14cm"/>
    </style:style>
    <style:style style:name="gr4" style:family="graphic" style:parent-style-name="objectwithoutfill">
      <style:graphic-properties svg:stroke-width="0cm" svg:stroke-color="#000000" draw:marker-start="Arrow" draw:marker-start-width="0.225cm" draw:marker-end="Arrow" draw:marker-end-width="0.225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6" style:family="graphic" style:parent-style-name="standard">
      <style:graphic-properties draw:stroke="dash" draw:stroke-dash="Fine_20_Dotted" svg:stroke-width="0.1cm" svg:stroke-color="#000000" draw:marker-start="" draw:marker-start-width="0.615cm" draw:marker-end="" draw:marker-end-width="0.61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otted" svg:stroke-width="0.1cm" svg:stroke-color="#000000" draw:marker-start="" draw:marker-start-width="0.635cm" draw:marker-end="" draw:marker-end-width="0.63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221cm" svg:height="3.795cm" draw:transform="skewX (-0.000349065850398804) rotate (0.907571211037051) translate (3.245cm 5.799cm)">
          <draw:image xlink:href="Pictures/10000000000007F9000004E1B85838F14D21D278.png" xlink:type="simple" xlink:show="embed" xlink:actuate="onLoad">
            <text:p/>
          </draw:image>
        </draw:frame>
        <draw:frame draw:style-name="gr1" draw:text-style-name="P1" draw:layer="layout" svg:width="6.221cm" svg:height="3.794cm" draw:transform="rotate (-0.907571211037051) translate (21.685cm 0.986cm)">
          <draw:image xlink:href="Pictures/10000000000007F9000004E1B85838F14D21D278.png" xlink:type="simple" xlink:show="embed" xlink:actuate="onLoad">
            <text:p/>
          </draw:image>
        </draw:frame>
        <draw:frame draw:style-name="gr1" draw:text-style-name="P1" draw:layer="layout" svg:width="6.221cm" svg:height="3.794cm" draw:transform="skewX (-0.000349065850398961) rotate (0.907571211037051) translate (10.679cm 19.041cm)">
          <draw:image xlink:href="Pictures/10000000000007F9000004E1B85838F14D21D278.png" xlink:type="simple" xlink:show="embed" xlink:actuate="onLoad">
            <text:p/>
          </draw:image>
        </draw:frame>
        <draw:g>
          <draw:frame draw:style-name="gr1" draw:text-style-name="P1" draw:layer="layout" svg:width="6.221cm" svg:height="3.795cm" svg:x="11.42cm" svg:y="7.363cm">
            <draw:image xlink:href="Pictures/10000000000007F9000004E1B85838F14D21D278.png" xlink:type="simple" xlink:show="embed" xlink:actuate="onLoad">
              <text:p/>
            </draw:image>
          </draw:frame>
          <draw:line draw:style-name="gr2" draw:text-style-name="P2" draw:layer="layout" svg:x1="11.4cm" svg:y1="9.2cm" svg:x2="13.6cm" svg:y2="11cm">
            <text:p/>
          </draw:line>
          <draw:line draw:style-name="gr2" draw:text-style-name="P2" draw:layer="layout" svg:x1="17.7cm" svg:y1="9.2cm" svg:x2="15.5cm" svg:y2="10.9cm">
            <text:p/>
          </draw:line>
          <draw:frame draw:style-name="gr3" draw:text-style-name="P3" draw:layer="layout" svg:width="0.714cm" svg:height="0.962cm" draw:transform="rotate (-0.750491578357561) translate (12.825cm 9.083cm)">
            <draw:text-box>
              <text:p>r</text:p>
            </draw:text-box>
          </draw:frame>
          <draw:frame draw:style-name="gr3" draw:text-style-name="P3" draw:layer="layout" svg:width="0.714cm" svg:height="0.962cm" draw:transform="rotate (0.698131700797732) translate (15.676cm 9.539cm)">
            <draw:text-box>
              <text:p>r</text:p>
            </draw:text-box>
          </draw:frame>
          <draw:path draw:style-name="gr4" draw:text-style-name="P1" draw:layer="layout" svg:width="1.754cm" svg:height="1.269cm" draw:transform="skewX (-0.163362817986669) rotate (2.42932378585091) translate (14.8284494797128cm 9.79823670564171cm)" svg:viewBox="0 0 1755 1270" svg:d="M0 1270c1331 0 1755-1270 1755-1270">
            <text:p/>
          </draw:path>
          <draw:frame draw:style-name="gr5" draw:text-style-name="P3" draw:layer="layout" svg:width="0.853cm" svg:height="0.962cm" svg:x="14cm" svg:y="7.3cm">
            <draw:text-box>
              <text:p><text:span text:style-name="T1">θ</text:span></text:p>
            </draw:text-box>
          </draw:frame>
        </draw:g>
        <draw:line draw:style-name="gr6" draw:text-style-name="P2" draw:layer="layout" svg:x1="14.6cm" svg:y1="14.6cm" svg:x2="14.5cm" svg:y2="11cm">
          <text:p/>
        </draw:line>
        <draw:line draw:style-name="gr7" draw:text-style-name="P2" draw:layer="layout" svg:x1="8.1cm" svg:y1="5.565cm" svg:x2="11.6cm" svg:y2="7.835cm">
          <text:p/>
        </draw:line>
        <draw:line draw:style-name="gr6" draw:text-style-name="P2" draw:layer="layout" svg:x1="20.6cm" svg:y1="5.67cm" svg:x2="17.4cm" svg:y2="7.83cm">
          <text:p/>
        </draw:line>
        <draw:frame draw:style-name="gr8" draw:text-style-name="P3" draw:layer="layout" svg:width="0.959cm" svg:height="0.962cm" svg:x="9.701cm" svg:y="5.8cm">
          <draw:text-box>
            <text:p><text:span text:style-name="T1">R</text:span></text:p>
          </draw:text-box>
        </draw:frame>
        <draw:frame draw:style-name="gr8" draw:text-style-name="P3" draw:layer="layout" svg:width="0.959cm" svg:height="0.962cm" svg:x="18.402cm" svg:y="5.7cm">
          <draw:text-box>
            <text:p><text:span text:style-name="T1">R</text:span></text:p>
          </draw:text-box>
        </draw:frame>
        <draw:frame draw:style-name="gr8" draw:text-style-name="P3" draw:layer="layout" svg:width="0.959cm" svg:height="0.962cm" svg:x="14.602cm" svg:y="12.5cm">
          <draw:text-box>
            <text:p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2" draw:distance="0.2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10:23:57.963678298</meta:creation-date>
    <dc:date>2020-10-09T10:06:03.518535185</dc:date>
    <meta:editing-duration>PT27M56S</meta:editing-duration>
    <meta:editing-cycles>13</meta:editing-cycles>
    <meta:generator>LibreOffice/6.0.7.3$Linux_X86_64 LibreOffice_project/00m0$Build-3</meta:generator>
    <meta:document-statistic meta:object-count="17"/>
  </office:meta>
</office:document-meta>
</file>